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0"/>#include&lt;iostream&gt;</text:p>
      <text:p text:style-name="Standard">using namespace std;</text:p>
      <text:p text:style-name="Standard">int main()</text:p>
      <text:p text:style-name="Standard">{</text:p>
      <text:p text:style-name="Standard"><text:s text:c="2"/>int n,*p;</text:p>
      <text:p text:style-name="Standard"><text:s text:c="2"/>cin&gt;&gt;n;</text:p>
      <text:p text:style-name="Standard"><text:s text:c="2"/>if(n&lt;=100)</text:p>
      <text:p text:style-name="Standard"><text:s text:c="2"/>p=new int[n];</text:p>
      <text:p text:style-name="Standard"><text:s text:c="2"/>for(int i=0;i&lt;n;i++)</text:p>
      <text:p text:style-name="Standard"><text:s text:c="2"/>cin&gt;&gt;p[i];</text:p>
      <text:p text:style-name="Standard"><text:s text:c="2"/>for(int i=n-1;i&gt;=0;i--)</text:p>
      <text:p text:style-name="Standard"><text:s text:c="2"/>cout&lt;&lt;p[i]&lt;&lt;"\n"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31:36.050407735</meta:creation-date>
    <dc:date>2019-05-08T12:37:29.422895566</dc:date>
    <meta:editing-duration>PT5M5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21" meta:character-count="195" meta:non-whitespace-character-count="152"/>
  </office:meta>
</office:document-meta>
</file>